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"/>
  <manifest:file-entry manifest:media-type="" manifest:full-path="ObjectReplacements/Table1"/>
  <manifest:file-entry manifest:media-type="" manifest:full-path="ObjectReplacements/"/>
  <manifest:file-entry manifest:media-type="text/xml" manifest:full-path="content.xml"/>
  <manifest:file-entry manifest:media-type="text/xml" manifest:full-path="Table1/content.xml"/>
  <manifest:file-entry manifest:media-type="text/xml" manifest:full-path="Table1/styles.xml"/>
  <manifest:file-entry manifest:media-type="text/xml" manifest:full-path="Table1/settings.xml"/>
  <manifest:file-entry manifest:media-type="application/vnd.oasis.opendocument.spreadsheet" manifest:full-path="Table1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gr12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2.325cm" fo:padding-top="0.127cm" fo:padding-bottom="0.127cm" fo:padding-left="0.381cm" fo:padding-right="0.127cm" fo:wrap-option="wrap" draw:shadow="hidden" draw:shadow-color="#e5e5cc"/>
    </style:style>
    <style:style style:name="gr15" style:family="graphic" style:parent-style-name="standard" style:list-style-name="L28">
      <style:graphic-properties draw:stroke="none" svg:stroke-width="0.018cm" svg:stroke-color="#000066" draw:fill="solid" draw:fill-color="#e5e5cc" draw:textarea-horizontal-align="justify" draw:textarea-vertical-align="middle" draw:auto-grow-height="true" fo:min-height="2.325cm" fo:padding-top="0.127cm" fo:padding-bottom="0.127cm" fo:padding-left="0.381cm" fo:padding-right="0.127cm" fo:wrap-option="wrap" draw:shadow="hidden" draw:shadow-color="#e5e5cc"/>
    </style:style>
    <style:style style:name="gr17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2.749cm" fo:padding-top="0.127cm" fo:padding-bottom="0.127cm" fo:padding-left="0.381cm" fo:padding-right="0.127cm" fo:wrap-option="wrap" draw:shadow="hidden" draw:shadow-color="#e5e5cc"/>
    </style:style>
    <style:style style:name="gr18" style:family="graphic" style:parent-style-name="standard" style:list-style-name="L29">
      <style:graphic-properties draw:stroke="none" svg:stroke-width="0.018cm" svg:stroke-color="#000066" draw:fill="solid" draw:fill-color="#e5e5cc" draw:textarea-horizontal-align="justify" draw:textarea-vertical-align="middle" draw:auto-grow-height="true" fo:min-height="2.749cm" fo:padding-top="0.127cm" fo:padding-bottom="0.127cm" fo:padding-left="0.381cm" fo:padding-right="0.127cm" fo:wrap-option="wrap" draw:shadow="hidden" draw:shadow-color="#e5e5cc"/>
    </style:style>
    <style:style style:name="gr19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1.479cm" fo:padding-top="0.127cm" fo:padding-bottom="0.127cm" fo:padding-left="0.381cm" fo:padding-right="0.127cm" fo:wrap-option="wrap" draw:shadow="hidden" draw:shadow-color="#e5e5cc"/>
    </style:style>
    <style:style style:name="gr20" style:family="graphic" style:parent-style-name="standard" style:list-style-name="L30">
      <style:graphic-properties draw:stroke="none" svg:stroke-width="0.018cm" svg:stroke-color="#000066" draw:fill="solid" draw:fill-color="#e5e5cc" draw:textarea-horizontal-align="justify" draw:textarea-vertical-align="middle" draw:auto-grow-height="true" fo:min-height="1.479cm" fo:padding-top="0.127cm" fo:padding-bottom="0.127cm" fo:padding-left="0.381cm" fo:padding-right="0.127cm" fo:wrap-option="wrap" draw:shadow="hidden" draw:shadow-color="#e5e5cc"/>
    </style:style>
    <style:style style:name="gr23" style:family="graphic" style:parent-style-name="standard" style:list-style-name="L31">
      <style:graphic-properties draw:stroke="none" svg:stroke-width="0.018cm" svg:stroke-color="#000066" draw:fill="solid" draw:fill-color="#003399" draw:textarea-horizontal-align="justify" draw:textarea-vertical-align="middle" draw:auto-grow-height="true" fo:min-height="1.09cm" fo:padding-top="0cm" fo:padding-bottom="0cm" fo:padding-left="0.381cm" fo:padding-right="0cm" fo:wrap-option="wrap" draw:shadow="hidden" draw:shadow-color="#e5e5cc"/>
    </style:style>
    <style:style style:name="gr25" style:family="graphic" style:parent-style-name="standard" style:list-style-name="L31">
      <style:graphic-properties draw:stroke="none" svg:stroke-width="0.018cm" svg:stroke-color="#000066" draw:fill="solid" draw:fill-color="#003399" draw:textarea-horizontal-align="justify" draw:textarea-vertical-align="middle" draw:auto-grow-height="true" fo:min-height="1.09cm" fo:padding-top="0cm" fo:padding-bottom="0cm" fo:padding-left="0.381cm" fo:padding-right="0cm" fo:wrap-option="wrap" draw:shadow="hidden" draw:shadow-color="#e5e5cc"/>
    </style:style>
    <style:style style:name="gr26" style:family="graphic" style:parent-style-name="standard">
      <style:graphic-properties draw:stroke="solid" svg:stroke-width="0.025cm" svg:stroke-color="#000066" draw:fill="none" draw:fill-color="#ffffff" draw:textarea-horizontal-align="center" draw:textarea-vertical-align="middle" fo:wrap-option="no-wrap" draw:shadow="hidden" draw:shadow-color="#e5e5cc"/>
    </style:style>
    <style:style style:name="gr28" style:family="graphic" style:parent-style-name="standard">
      <style:graphic-properties draw:stroke="solid" svg:stroke-width="0.025cm" svg:stroke-color="#ffffff" draw:fill="none" draw:fill-color="#ffffff" draw:textarea-horizontal-align="center" draw:textarea-vertical-align="middle" fo:wrap-option="no-wrap" draw:shadow="hidden" draw:shadow-color="#e5e5cc"/>
    </style:style>
    <style:style style:name="pr5" style:family="presentation" style:parent-style-name="Standard_5f_white-title">
      <style:graphic-properties draw:stroke="none" draw:fill="none" draw:fill-color="#009999" draw:textarea-horizontal-align="left" draw:textarea-vertical-align="top" draw:auto-grow-height="true" draw:auto-grow-width="false" fo:min-height="1.331cm" fo:min-width="0cm" fo:padding-top="0cm" fo:padding-bottom="0cm" fo:padding-left="0cm" fo:padding-right="0cm" fo:wrap-option="wrap" draw:shadow="hidden" draw:shadow-color="#e5e5cc"/>
    </style:style>
    <style:style style:name="pr9" style:family="presentation" style:parent-style-name="Standard_5f_white-outline1">
      <style:graphic-properties draw:stroke="none" draw:fill="none" draw:fill-color="#009999" draw:textarea-horizontal-align="left" draw:textarea-vertical-align="top" draw:auto-grow-height="true" draw:auto-grow-width="false" fo:min-height="6.971cm" fo:min-width="0cm" fo:padding-top="0cm" fo:padding-bottom="0cm" fo:padding-left="0cm" fo:padding-right="0cm" fo:wrap-option="wrap" draw:shadow="hidden" draw:shadow-color="#e5e5cc"/>
    </style:style>
    <style:style style:name="pr29" style:family="presentation" style:parent-style-name="Standard_5f_white-notes">
      <style:graphic-properties draw:stroke="none" draw:fill="none" draw:fill-color="#bbe0e3" draw:textarea-horizontal-align="left" draw:textarea-vertical-align="top" draw:auto-grow-height="true" fo:min-height="11.541cm" draw:shadow="hidden" draw:shadow-color="#808080"/>
    </style:style>
    <style:style style:name="P3" style:family="paragraph">
      <style:paragraph-properties fo:margin-left="0cm" fo:margin-right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.529cm" fo:margin-right="0cm" fo:margin-top="0cm" fo:margin-bottom="0.22cm" text:enable-numbering="true" fo:text-indent="-0.529cm"/>
    </style:style>
    <style:style style:name="P10" style:family="paragraph">
      <style:paragraph-properties fo:margin-left="0.317cm" fo:margin-right="0cm" fo:line-height="100%" text:enable-numbering="true" fo:text-indent="-0.317cm"/>
    </style:style>
    <style:style style:name="P13" style:family="paragraph">
      <style:paragraph-properties fo:margin-left="0.317cm" fo:margin-right="0cm" fo:line-height="100%" fo:text-align="center" text:enable-numbering="true" fo:text-indent="-0.317cm" style:writing-mode="lr-tb"/>
      <style:text-properties fo:font-size="36pt"/>
    </style:style>
    <style:style style:name="P14" style:family="paragraph">
      <style:paragraph-properties fo:margin-left="0cm" fo:margin-right="0cm" fo:line-height="100%" text:enable-numbering="true" fo:text-indent="0cm"/>
    </style:style>
    <style:style style:name="P16" style:family="paragraph">
      <style:paragraph-properties fo:margin-left="0cm" fo:margin-right="0cm" fo:line-height="100%" fo:text-align="center" text:enable-numbering="true" fo:text-indent="0cm" style:writing-mode="lr-tb"/>
      <style:text-properties fo:font-size="36pt"/>
    </style:style>
    <style:style style:name="P21" style:family="paragraph">
      <style:paragraph-properties fo:margin-left="0cm" fo:margin-right="0cm" fo:line-height="100%" text:enable-numbering="false" fo:text-indent="0cm"/>
    </style:style>
    <style:style style:name="P24" style:family="paragraph">
      <style:paragraph-properties fo:margin-left="0cm" fo:margin-right="0cm" fo:line-height="100%" fo:text-align="center" text:enable-numbering="false" fo:text-indent="0cm" style:writing-mode="lr-tb"/>
      <style:text-properties fo:font-size="36pt"/>
    </style:style>
    <style:style style:name="P27" style:family="paragraph">
      <style:paragraph-properties fo:text-align="center" style:writing-mode="lr-tb"/>
      <style:text-properties fo:font-size="36pt"/>
    </style:style>
    <style:style style:name="P30" style:family="paragraph">
      <style:paragraph-properties fo:margin-left="0cm" fo:margin-right="0cm" fo:text-indent="0cm" style:writing-mode="lr-tb"/>
    </style:style>
    <style:style style:name="T4" style:family="text">
      <style:text-properties fo:language="en" fo:country="US"/>
    </style:style>
    <style:style style:name="T8" style:family="text">
      <style:text-properties fo:color="#000066" fo:font-size="10pt" style:font-size-asian="10pt" style:font-size-complex="10pt"/>
    </style:style>
    <style:style style:name="T11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style:text-underline-style="none" style:text-underline-type="none" style:text-underline-width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22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style:text-underline-style="none" style:text-underline-type="none" style:text-underline-width="none" fo:font-weight="bold" style:font-size-asian="10pt" style:font-style-asian="normal" style:font-weight-asian="bold" style:font-size-complex="10pt" style:font-style-complex="normal" style:font-weight-complex="bold" style:font-relief="none"/>
    </style:style>
    <text:list-style style:name="L25">
      <text:list-level-style-bullet text:level="1" text:bullet-char="•">
        <style:text-properties fo:font-family="Arial" style:font-pitch="variable" fo:color="#000066" fo:font-size="100%"/>
      </text:list-level-style-bullet>
    </text:list-style>
    <text:list-style style:name="L26">
      <text:list-level-style-bullet text:level="1" text:bullet-char="•">
        <style:list-level-properties text:min-label-width="0.529cm"/>
        <style:text-properties fo:font-family="Arial" style:font-pitch="variable" fo:color="#000066" fo:font-size="100%"/>
      </text:list-level-style-bullet>
      <text:list-level-style-bullet text:level="2" text:bullet-char="–">
        <style:list-level-properties text:space-before="0.533cm" text:min-label-width="0.529cm"/>
        <style:text-properties fo:font-family="Verdana" style:font-family-generic="swiss" style:font-pitch="variable" fo:color="#000066" fo:font-size="100%"/>
      </text:list-level-style-bullet>
      <text:list-level-style-bullet text:level="3" text:bullet-char="">
        <style:list-level-properties text:space-before="1.067cm" text:min-label-width="0.529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1.6cm" text:min-label-width="0.543cm"/>
        <style:text-properties fo:font-family="Verdana" style:font-family-generic="swiss" style:font-pitch="variable" fo:color="#000066" fo:font-size="100%"/>
      </text:list-level-style-bullet>
      <text:list-level-style-bullet text:level="5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6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7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8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9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</text:list-style>
    <text:list-style style:name="L27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8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9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0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style:style style:name="dp5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gr71" style:family="graphic" style:parent-style-name="standard" style:list-style-name="L61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74" style:family="graphic" style:parent-style-name="standard" style:list-style-name="L62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76" style:family="graphic" style:parent-style-name="standard" style:list-style-name="L61">
      <style:graphic-properties draw:stroke="none" draw:fill="solid" draw:fill-color="#e5e5cc" draw:textarea-vertical-align="middle" fo:min-height="2.749cm" fo:padding-top="0.127cm" fo:padding-bottom="0.127cm" fo:padding-left="0.381cm" fo:padding-right="0.127cm" draw:shadow="visible" draw:shadow-offset-x="0cm" draw:shadow-offset-y="0cm" draw:shadow-color="#000000"/>
    </style:style>
    <style:style style:name="gr77" style:family="graphic" style:parent-style-name="standard" style:list-style-name="L63">
      <style:graphic-properties draw:stroke="none" draw:fill="solid" draw:fill-color="#e5e5cc" draw:textarea-vertical-align="middle" fo:min-height="2.969cm" fo:padding-top="0.127cm" fo:padding-bottom="0.127cm" fo:padding-left="0.381cm" fo:padding-right="0.127cm" draw:shadow="visible" draw:shadow-offset-x="0cm" draw:shadow-offset-y="0cm" draw:shadow-color="#000000"/>
    </style:style>
    <style:style style:name="gr78" style:family="graphic" style:parent-style-name="standard" style:list-style-name="L61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79" style:family="graphic" style:parent-style-name="standard" style:list-style-name="L64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82" style:family="graphic" style:parent-style-name="standard">
      <style:graphic-properties draw:stroke="none" draw:fill="solid" draw:fill-color="#003399" draw:textarea-vertical-align="middle" fo:min-height="1.09cm" fo:padding-top="0cm" fo:padding-bottom="0cm" fo:padding-left="0.381cm" fo:padding-right="0cm" draw:shadow="visible" draw:shadow-offset-x="0cm" draw:shadow-offset-y="0cm" draw:shadow-color="#000000"/>
    </style:style>
    <style:style style:name="gr84" style:family="graphic" style:parent-style-name="standard">
      <style:graphic-properties draw:stroke="solid" svg:stroke-width="0.025cm" svg:stroke-color="#ffffff" draw:textarea-horizontal-align="center" draw:textarea-vertical-align="middle" fo:wrap-option="no-wrap"/>
    </style:style>
    <style:style style:name="gr86" style:family="graphic" style:parent-style-name="standard">
      <style:graphic-properties draw:stroke="solid" svg:stroke-width="0.025cm" svg:stroke-color="#000066" draw:textarea-horizontal-align="center" draw:textarea-vertical-align="middle" fo:wrap-option="no-wrap"/>
    </style:style>
    <style:style style:name="gr87" style:family="graphic">
      <style:graphic-properties style:protect="size"/>
    </style:style>
    <style:style style:name="pr63" style:family="presentation" style:parent-style-name="Standard_5f_white-title">
      <style:graphic-properties draw:stroke="none" draw:fill="none" draw:fill-color="#009999" draw:textarea-horizontal-align="left" draw:textarea-vertical-align="top" draw:auto-grow-height="true" draw:auto-grow-width="false" fo:min-height="1.331cm" fo:min-width="0cm" fo:padding-top="0cm" fo:padding-bottom="0cm" fo:padding-left="0cm" fo:padding-right="0cm" fo:wrap-option="wrap" draw:shadow="hidden" draw:shadow-color="#e5e5cc"/>
    </style:style>
    <style:style style:name="pr67" style:family="presentation" style:parent-style-name="Standard_5f_white-outline1">
      <style:graphic-properties draw:stroke="none" draw:fill="none" draw:fill-color="#009999" draw:textarea-horizontal-align="left" draw:textarea-vertical-align="top" draw:auto-grow-height="true" draw:auto-grow-width="false" fo:min-height="6.971cm" fo:min-width="0cm" fo:padding-top="0cm" fo:padding-bottom="0cm" fo:padding-left="0cm" fo:padding-right="0cm" fo:wrap-option="wrap" draw:shadow="hidden" draw:shadow-color="#e5e5cc"/>
    </style:style>
    <style:style style:name="pr88" style:family="presentation" style:parent-style-name="Standard_5f_white-notes">
      <style:graphic-properties draw:stroke="none" draw:fill="none" draw:fill-color="#bbe0e3" draw:textarea-horizontal-align="left" draw:textarea-vertical-align="top" draw:auto-grow-height="true" fo:min-height="11.54cm" draw:shadow="hidden" draw:shadow-color="#808080"/>
    </style:style>
    <style:style style:name="P61" style:family="paragraph">
      <style:paragraph-properties fo:margin-left="0cm" fo:margin-right="0cm" text:enable-numbering="false" fo:text-indent="0cm"/>
    </style:style>
    <style:style style:name="P64" style:family="paragraph">
      <style:paragraph-properties fo:margin-left="0cm" fo:margin-right="0cm" fo:text-indent="0cm" style:writing-mode="lr-tb"/>
    </style:style>
    <style:style style:name="P65" style:family="paragraph">
      <style:paragraph-properties fo:margin-left="0.529cm" fo:margin-right="0cm" fo:margin-top="0cm" fo:margin-bottom="0.22cm" text:enable-numbering="true" fo:text-indent="-0.529cm"/>
    </style:style>
    <style:style style:name="P68" style:family="paragraph">
      <style:paragraph-properties fo:margin-left="0.529cm" fo:margin-right="0cm" fo:text-indent="-0.529cm" style:writing-mode="lr-tb"/>
    </style:style>
    <style:style style:name="P69" style:family="paragraph">
      <style:paragraph-properties fo:margin-left="0.317cm" fo:margin-right="0cm" fo:line-height="100%" text:enable-numbering="true" fo:text-indent="-0.317cm"/>
      <style:text-properties fo:font-size="36pt" style:font-size-asian="18pt" style:font-size-complex="18pt"/>
    </style:style>
    <style:style style:name="P72" style:family="paragraph">
      <style:paragraph-properties fo:margin-left="0.317cm" fo:margin-right="0cm" fo:line-height="100%" text:enable-numbering="true" fo:text-indent="-0.317cm" style:writing-mode="lr-tb"/>
      <style:text-properties fo:font-size="36pt" style:font-size-asian="18pt" style:font-size-complex="18pt"/>
    </style:style>
    <style:style style:name="P73" style:family="paragraph">
      <style:paragraph-properties fo:margin-left="0cm" fo:margin-right="0cm" fo:line-height="100%" text:enable-numbering="true" fo:text-indent="0cm"/>
      <style:text-properties fo:font-size="36pt" style:font-size-asian="18pt" style:font-size-complex="18pt"/>
    </style:style>
    <style:style style:name="P75" style:family="paragraph">
      <style:paragraph-properties fo:margin-left="0cm" fo:margin-right="0cm" fo:line-height="100%" text:enable-numbering="true" fo:text-indent="0cm" style:writing-mode="lr-tb"/>
      <style:text-properties fo:font-size="36pt" style:font-size-asian="18pt" style:font-size-complex="18pt"/>
    </style:style>
    <style:style style:name="P80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83" style:family="paragraph">
      <style:paragraph-properties fo:margin-left="0cm" fo:margin-right="0cm" fo:line-height="100%" text:enable-numbering="false" fo:text-indent="0cm" style:writing-mode="lr-tb"/>
      <style:text-properties fo:font-size="36pt" style:font-size-asian="18pt" style:font-size-complex="18pt"/>
    </style:style>
    <style:style style:name="P85" style:family="paragraph">
      <style:paragraph-properties fo:text-align="center" style:writing-mode="lr-tb"/>
    </style:style>
    <style:style style:name="T62" style:family="text">
      <style:text-properties fo:language="en" fo:country="US"/>
    </style:style>
    <style:style style:name="T66" style:family="text">
      <style:text-properties fo:color="#000066" fo:font-size="10pt" style:font-size-asian="10pt" style:font-size-complex="10pt"/>
    </style:style>
    <style:style style:name="T70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81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fo:font-weight="bold" style:font-size-asian="10pt" style:font-style-asian="normal" style:font-weight-asian="bold" style:font-size-complex="10pt" style:font-style-complex="normal" style:font-weight-complex="bold" style:font-relief="none"/>
    </style:style>
    <text:list-style style:name="L59">
      <text:list-level-style-bullet text:level="1" text:bullet-char="•">
        <style:text-properties fo:font-family="Arial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•">
        <style:list-level-properties text:min-label-width="0.529cm"/>
        <style:text-properties fo:font-family="Arial" style:font-pitch="variable" fo:color="#000066" fo:font-size="100%"/>
      </text:list-level-style-bullet>
      <text:list-level-style-bullet text:level="2" text:bullet-char="–">
        <style:list-level-properties text:space-before="0.533cm" text:min-label-width="0.529cm"/>
        <style:text-properties fo:font-family="Verdana" style:font-family-generic="swiss" style:font-pitch="variable" fo:color="#000066" fo:font-size="100%"/>
      </text:list-level-style-bullet>
      <text:list-level-style-bullet text:level="3" text:bullet-char="">
        <style:list-level-properties text:space-before="1.067cm" text:min-label-width="0.529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1.6cm" text:min-label-width="0.543cm"/>
        <style:text-properties fo:font-family="Verdana" style:font-family-generic="swiss" style:font-pitch="variable" fo:color="#000066" fo:font-size="100%"/>
      </text:list-level-style-bullet>
      <text:list-level-style-bullet text:level="5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6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7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8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9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</text:list-style>
    <text:list-style style:name="L61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2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3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4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5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e4: building the next generation of the Eclipse Platform" draw:style-name="dp59" draw:id="id1" draw:master-page-name="Standard_5f_white" presentation:presentation-page-layout-name="AL1T17">
        <draw:frame draw:name="Title text1" presentation:style-name="pr63" draw:text-style-name="P64" draw:layer="layout" svg:width="23.311cm" svg:height="1.332cm" svg:x="1.023cm" svg:y="0.997cm" presentation:class="title" presentation:user-transformed="true">
          <draw:text-box>
            <text:p text:style-name="P61"><text:span text:style-name="T62">e4: building the next generation of the Eclipse Platform</text:span></text:p>
          </draw:text-box>
        </draw:frame>
        <draw:frame draw:name="Outline Text1" presentation:style-name="pr67" draw:text-style-name="P68" draw:layer="layout" svg:width="23.32cm" svg:height="6.972cm" svg:x="1.023cm" svg:y="11.867cm" presentation:class="outline" presentation:user-transformed="true">
          <draw:text-box>
            <text:list text:style-name="L60">
              <text:list-item>
                <text:p text:style-name="P65"><text:span text:style-name="T66">An investment in e4 will reduce overall development costs, enable leveraging of new runtime technologies without being locked into short term technology choices in an age of rapid obsolescence, and provide a stable long term application platform.</text:span></text:p>
              </text:list-item>
            </text:list>
          </draw:text-box>
        </draw:frame>
        <draw:frame draw:name="Table1" draw:style-name="standard" svg:width="23.32cm" svg:height="8.626cm" svg:x="1.058cm" svg:y="2.813cm">
          <draw:object prodtools:is-presentation-table="true" xlink:href="./Table1" xlink:type="simple" xlink:show="embed" xlink:actuate="onLoad"/>
          <draw:image xlink:href="./ObjectReplacements/Table1" xlink:type="simple" xlink:show="embed" xlink:actuate="onLoad"/>
        </draw:frame>
        <presentation:notes draw:style-name="dp60">
          <draw:page-thumbnail draw:name="Preview object1" draw:style-name="gr87" draw:layer="layout" svg:width="12.825cm" svg:height="9.618cm" svg:x="3.219cm" svg:y="1.923cm" draw:page-number="1" presentation:class="page"/>
          <draw:frame draw:name="Text Frame1" presentation:style-name="pr88" draw:text-style-name="P64" draw:layer="layout" svg:width="15.409cm" svg:height="11.541cm" svg:x="1.927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_5f_white-title" style:display-name="Standard_white-title" style:family="presentation">
      <style:graphic-properties draw:stroke="none" draw:fill="none" draw:fill-color="#009999" draw:textarea-horizontal-align="left" draw:textarea-vertical-align="top" draw:auto-grow-height="false" draw:auto-grow-width="false" fo:min-height="1.332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18pt" fo:font-style="normal" fo:text-shadow="none" fo:font-weight="bold" style:font-family-asian="SimSun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Standard_5f_white-subtitle" style:display-name="Standard_whi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-background" style:display-name="Standard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white-backgroundobjects" style:display-name="Standard_whit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Standard_5f_white-notes" style:display-name="Standard_whi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-outline1" style:display-name="Standard_whi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29cm"/>
            <style:text-properties fo:font-family="Arial" style:font-pitch="variable" fo:color="#000066" fo:font-size="100%"/>
          </text:list-level-style-bullet>
          <text:list-level-style-bullet text:level="2" text:bullet-char="–">
            <style:list-level-properties text:space-before="0.533cm" text:min-label-width="0.529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1.067cm" text:min-label-width="0.529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1.6cm" text:min-label-width="0.543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.529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66" style:text-outline="false" style:text-position="0% 100%" fo:font-family="Verdana" style:font-family-generic="swiss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-outline2" style:display-name="Standard_white-outline2" style:family="presentation" style:parent-style-name="Standard_5f_white-outline1">
      <style:paragraph-properties fo:margin-left="1.062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66" style:text-position="0% 100%" fo:font-family="Verdana" style:font-family-generic="swiss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_5f_white-outline3" style:display-name="Standard_white-outline3" style:family="presentation" style:parent-style-name="Standard_5f_white-outline2">
      <style:paragraph-properties fo:margin-left="1.596cm" fo:margin-right="0cm" fo:margin-top="0cm" fo:margin-bottom="0.242cm" fo:line-height="100%" fo:text-align="start" text:enable-numbering="true" fo:text-indent="0cm" style:punctuation-wrap="hanging" style:line-break="strict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4" style:display-name="Standard_white-outline4" style:family="presentation" style:parent-style-name="Standard_5f_white-outline3">
      <style:paragraph-properties fo:margin-left="2.143cm" fo:margin-right="0cm" fo:margin-top="0cm" fo:margin-bottom="0.242cm" fo:line-height="100%" fo:text-align="start" text:enable-numbering="true" fo:text-indent="0cm" style:punctuation-wrap="hanging" style:line-break="strict">
        <style:tab-stops>
          <style:tab-stop style:position="0.396cm"/>
          <style:tab-stop style:position="2.936cm"/>
          <style:tab-stop style:position="5.476cm"/>
          <style:tab-stop style:position="8.016cm"/>
          <style:tab-stop style:position="10.556cm"/>
          <style:tab-stop style:position="13.096cm"/>
          <style:tab-stop style:position="15.636cm"/>
          <style:tab-stop style:position="18.176cm"/>
          <style:tab-stop style:position="20.716cm"/>
          <style:tab-stop style:position="23.256cm"/>
          <style:tab-stop style:position="25.79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5" style:display-name="Standard_white-outline5" style:family="presentation" style:parent-style-name="Standard_5f_white-outline4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6" style:display-name="Standard_white-outline6" style:family="presentation" style:parent-style-name="Standard_5f_white-outline5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7" style:display-name="Standard_white-outline7" style:family="presentation" style:parent-style-name="Standard_5f_white-outline6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8" style:display-name="Standard_white-outline8" style:family="presentation" style:parent-style-name="Standard_5f_white-outline7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9" style:display-name="Standard_white-outline9" style:family="presentation" style:parent-style-name="Standard_5f_white-outline8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title" style:display-name="Standard_white_Title-title" style:family="presentation">
      <style:graphic-properties draw:stroke="none" draw:fill="none" draw:fill-color="#009999" draw:textarea-horizontal-align="left" draw:textarea-vertical-align="top" draw:auto-grow-height="false" draw:auto-grow-width="false" fo:min-height="3.741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'Times New Roman'" style:font-family-generic="roman" style:font-pitch="variable" fo:font-size="36pt" fo:font-style="normal" fo:text-shadow="none" fo:font-weight="normal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text-emphasize="none" style:font-relief="none"/>
    </style:style>
    <style:style style:name="Standard_5f_white_5f_Title-subtitle" style:display-name="Standard_white_Title-subtitle" style:family="presentation">
      <style:graphic-properties draw:stroke="none" draw:fill="none" draw:fill-color="#768eb2" draw:textarea-horizontal-align="left" draw:textarea-vertical-align="top" draw:auto-grow-height="true" draw:auto-grow-width="false" fo:min-height="2.932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_5f_Title-background" style:display-name="Standard_white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white_5f_Title-backgroundobjects" style:display-name="Standard_white_Titl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Standard_5f_white_5f_Title-notes" style:display-name="Standard_white_Titl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_5f_Title-outline1" style:display-name="Standard_white_Titl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_5f_Title-outline2" style:display-name="Standard_white_Title-outline2" style:family="presentation" style:parent-style-name="Standard_5f_white_5f_Title-outline1">
      <style:paragraph-properties fo:margin-left="1.971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  <style:tab-stop style:position="23.428cm"/>
          <style:tab-stop style:position="25.968cm"/>
        </style:tab-stops>
      </style:paragraph-properties>
      <style:text-properties fo:color="#000066" style:text-position="0% 100%" fo:font-family="Verdana" style:font-family-generic="swiss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_5f_white_5f_Title-outline3" style:display-name="Standard_white_Title-outline3" style:family="presentation" style:parent-style-name="Standard_5f_white_5f_Title-outline2">
      <style:paragraph-properties fo:margin-left="2.288cm" fo:margin-right="0cm" fo:margin-top="0cm" fo:margin-bottom="0.242cm" fo:line-height="100%" fo:text-align="center" text:enable-numbering="false" fo:text-indent="0cm" style:punctuation-wrap="hanging" style:line-break="strict">
        <style:tab-stops>
          <style:tab-stop style:position="0cm"/>
          <style:tab-stop style:position="0.251cm"/>
          <style:tab-stop style:position="2.791cm"/>
          <style:tab-stop style:position="5.331cm"/>
          <style:tab-stop style:position="7.871cm"/>
          <style:tab-stop style:position="10.411cm"/>
          <style:tab-stop style:position="12.951cm"/>
          <style:tab-stop style:position="15.491cm"/>
          <style:tab-stop style:position="18.031cm"/>
          <style:tab-stop style:position="20.571cm"/>
          <style:tab-stop style:position="23.111cm"/>
          <style:tab-stop style:position="25.651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4" style:display-name="Standard_white_Title-outline4" style:family="presentation" style:parent-style-name="Standard_5f_white_5f_Title-outline3">
      <style:paragraph-properties fo:margin-left="2.606cm" fo:margin-right="0cm" fo:margin-top="0cm" fo:margin-bottom="0.242cm" fo:line-height="100%" fo:text-align="center" text:enable-numbering="false" fo:text-indent="0cm" style:punctuation-wrap="hanging" style:line-break="strict">
        <style:tab-stops>
          <style:tab-stop style:position="0cm"/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5" style:display-name="Standard_white_Title-outline5" style:family="presentation" style:parent-style-name="Standard_5f_white_5f_Title-outline4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6" style:display-name="Standard_white_Title-outline6" style:family="presentation" style:parent-style-name="Standard_5f_white_5f_Title-outline5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7" style:display-name="Standard_white_Title-outline7" style:family="presentation" style:parent-style-name="Standard_5f_white_5f_Title-outline6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8" style:display-name="Standard_white_Title-outline8" style:family="presentation" style:parent-style-name="Standard_5f_white_5f_Title-outline7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9" style:display-name="Standard_white_Title-outline9" style:family="presentation" style:parent-style-name="Standard_5f_white_5f_Title-outline8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32" style:family="drawing-page">
      <style:drawing-page-properties draw:background-size="border" draw:fill="solid" draw:fill-color="#ffffff" presentation:display-footer="false" presentation:display-page-number="false" presentation:display-date-time="false"/>
    </style:style>
    <style:style style:name="gr45" style:family="graphic" style:parent-style-name="standard">
      <style:graphic-properties draw:stroke="none" draw:fill="none" draw:fill-color="#f0e7c5" draw:textarea-horizontal-align="left" draw:textarea-vertical-align="top" draw:auto-grow-height="true" draw:auto-grow-width="false" fo:min-height="0.651cm" fo:min-width="0cm" fo:padding-top="0cm" fo:padding-bottom="0cm" fo:padding-left="0cm" fo:padding-right="0cm" fo:wrap-option="wrap" draw:shadow="hidden" draw:shadow-color="#e5e5cc"/>
    </style:style>
    <style:style style:name="pr35" style:family="presentation" style:parent-style-name="backgroundobjects">
      <style:graphic-properties draw:stroke="none" draw:fill="none" draw:fill-color="#bbe0e3" draw:textarea-horizontal-align="left" draw:textarea-vertical-align="top" draw:auto-grow-height="true" draw:auto-grow-width="false" fo:min-height="1.029cm" fo:min-width="0cm" fo:padding-top="0.127cm" fo:padding-bottom="0.127cm" fo:padding-left="0.254cm" fo:padding-right="0.254cm" fo:wrap-option="wrap" draw:shadow="hidden" draw:shadow-color="#808080"/>
    </style:style>
    <style:style style:name="pr38" style:family="presentation" style:parent-style-name="backgroundobjects">
      <style:graphic-properties draw:stroke="none" draw:fill="none" draw:fill-color="#bbe0e3" draw:textarea-horizontal-align="right" draw:textarea-vertical-align="top" draw:auto-grow-height="true" draw:auto-grow-width="false" fo:min-height="1.029cm" fo:min-width="0cm" fo:padding-top="0.127cm" fo:padding-bottom="0.127cm" fo:padding-left="0.254cm" fo:padding-right="0.254cm" fo:wrap-option="wrap" draw:shadow="hidden" draw:shadow-color="#808080"/>
    </style:style>
    <style:style style:name="pr39" style:family="presentation" style:parent-style-name="backgroundobjects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pr40" style:family="presentation" style:parent-style-name="backgroundobjects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pr42" style:family="presentation" style:parent-style-name="Standard_5f_white-backgroundobjects">
      <style:graphic-properties draw:stroke="none" draw:fill="none" draw:fill-color="#ffffff" fo:min-height="1.008cm"/>
    </style:style>
    <style:style style:name="pr49" style:family="presentation" style:parent-style-name="Standard_5f_white-backgroundobjects">
      <style:graphic-properties draw:stroke="none" draw:fill="none" draw:fill-color="#009999" draw:textarea-horizontal-align="left" draw:textarea-vertical-align="bottom" draw:auto-grow-height="true" draw:auto-grow-width="false" fo:min-height="0.339cm" fo:min-width="0cm" fo:padding-top="0cm" fo:padding-bottom="0cm" fo:padding-left="0cm" fo:padding-right="0cm" fo:wrap-option="wrap" draw:shadow="hidden" draw:shadow-color="#e5e5cc"/>
    </style:style>
    <style:style style:name="pr51" style:family="presentation" style:parent-style-name="Standard_5f_white-backgroundobjects">
      <style:graphic-properties draw:stroke="none" draw:fill="none" draw:fill-color="#bbe0e3" draw:textarea-horizontal-align="lef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52" style:family="presentation" style:parent-style-name="Standard_5f_white-backgroundobjects">
      <style:graphic-properties draw:stroke="none" draw:fill="none" draw:fill-color="#bbe0e3" draw:textarea-horizontal-align="righ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53" style:family="presentation" style:parent-style-name="Standard_5f_white-backgroundobjects">
      <style:graphic-properties draw:stroke="none" draw:fill="none" draw:fill-color="#bbe0e3" draw:textarea-horizontal-align="lef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54" style:family="presentation" style:parent-style-name="Standard_5f_white-backgroundobjects">
      <style:graphic-properties draw:stroke="none" draw:fill="none" draw:fill-color="#bbe0e3" draw:textarea-horizontal-align="righ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55" style:family="presentation" style:parent-style-name="Standard_5f_white_5f_Title-backgroundobjects">
      <style:graphic-properties draw:stroke="none" draw:fill="none" draw:fill-color="#bbe0e3" draw:textarea-horizontal-align="lef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56" style:family="presentation" style:parent-style-name="Standard_5f_white_5f_Title-backgroundobjects">
      <style:graphic-properties draw:stroke="none" draw:fill="none" draw:fill-color="#bbe0e3" draw:textarea-horizontal-align="righ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57" style:family="presentation" style:parent-style-name="Standard_5f_white_5f_Title-backgroundobjects">
      <style:graphic-properties draw:stroke="none" draw:fill="none" draw:fill-color="#bbe0e3" draw:textarea-horizontal-align="lef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58" style:family="presentation" style:parent-style-name="Standard_5f_white_5f_Title-backgroundobjects">
      <style:graphic-properties draw:stroke="none" draw:fill="none" draw:fill-color="#bbe0e3" draw:textarea-horizontal-align="righ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33" style:family="paragraph">
      <style:paragraph-properties fo:margin-left="0cm" fo:margin-right="0cm" text:enable-numbering="false" fo:text-indent="0cm"/>
    </style:style>
    <style:style style:name="P36" style:family="paragraph">
      <style:paragraph-properties fo:margin-left="0cm" fo:margin-right="0cm" fo:text-indent="0cm" style:writing-mode="lr-tb"/>
    </style:style>
    <style:style style:name="P37" style:family="paragraph">
      <style:paragraph-properties fo:margin-left="0cm" fo:margin-right="0cm" fo:text-align="end" text:enable-numbering="false" fo:text-indent="0cm"/>
    </style:style>
    <style:style style:name="P41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margin-top="0.176cm" fo:margin-bottom="0cm" fo:line-height="96%" text:enable-numbering="false" fo:text-indent="0cm" style:punctuation-wrap="simple" style:line-break="normal">
        <style:tab-stops>
          <style:tab-stop style:position="0cm"/>
          <style:tab-stop style:position="23.173cm" style:type="right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style:writing-mode="lr-tb"/>
    </style:style>
    <style:style style:name="P47" style:family="paragraph">
      <style:paragraph-properties fo:margin-left="0cm" fo:margin-right="0cm" fo:line-height="96%" text:enable-numbering="false" fo:text-indent="0cm"/>
    </style:style>
    <style:style style:name="T34" style:family="text">
      <style:text-properties fo:color="#000000" fo:font-size="12pt" fo:language="en" fo:country="CA" style:font-size-asian="12pt" style:font-size-complex="12pt"/>
    </style:style>
    <style:style style:name="T44" style:family="text">
      <style:text-properties fo:color="#000066" fo:font-family="Verdana" style:font-family-generic="swiss" style:font-pitch="variable" fo:font-size="8pt" style:font-size-asian="8pt" style:font-size-complex="8pt"/>
    </style:style>
    <style:style style:name="T48" style:family="text">
      <style:text-properties fo:color="#000066" fo:font-family="Verdana" style:font-family-generic="swiss" style:font-pitch="variable" fo:font-size="8pt" fo:language="en" fo:country="CA" style:font-size-asian="8pt" style:font-size-complex="8pt"/>
    </style:style>
    <style:style style:name="T50" style:family="text">
      <style:text-properties fo:color="#000000" fo:font-size="12pt" fo:language="en" fo:country="US" style:font-size-asian="12pt" style:font-size-complex="12pt"/>
    </style:style>
    <text:list-style style:name="L3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35" draw:text-style-name="P36" draw:layer="backgroundobjects" svg:width="8.349cm" svg:height="1.284cm" svg:x="0cm" svg:y="0cm" presentation:class="header" presentation:user-transformed="true">
        <draw:text-box>
          <text:p text:style-name="P33"><text:span text:style-name="T34"><presentation:header/></text:span></text:p>
        </draw:text-box>
      </draw:frame>
      <draw:frame presentation:style-name="pr38" draw:text-style-name="P36" draw:layer="backgroundobjects" svg:width="8.348cm" svg:height="1.284cm" svg:x="10.91cm" svg:y="0cm" presentation:class="date-time" presentation:user-transformed="true">
        <draw:text-box>
          <text:p text:style-name="P37"><text:span text:style-name="T34"><presentation:date-time/></text:span></text:p>
        </draw:text-box>
      </draw:frame>
      <draw:frame presentation:style-name="pr39" draw:text-style-name="P36" draw:layer="backgroundobjects" svg:width="8.349cm" svg:height="1.285cm" svg:x="0cm" svg:y="24.359cm" presentation:class="footer" presentation:user-transformed="true">
        <draw:text-box>
          <text:p text:style-name="P33"><text:span text:style-name="T34"><presentation:footer/></text:span></text:p>
        </draw:text-box>
      </draw:frame>
      <draw:frame presentation:style-name="pr40" draw:text-style-name="P36" draw:layer="backgroundobjects" svg:width="8.348cm" svg:height="1.285cm" svg:x="10.91cm" svg:y="24.359cm" presentation:class="page-number" presentation:user-transformed="true">
        <draw:text-box>
          <text:p text:style-name="P37"><text:span text:style-name="T34"><text:page-number>Number Field</text:page-number></text:span></text:p>
        </draw:text-box>
      </draw:frame>
      <draw:page-thumbnail draw:layer="backgroundobjects" svg:width="6.741cm" svg:height="5.055cm" svg:x="1.926cm" svg:y="4.526cm" draw:page-number="1"/>
      <draw:page-thumbnail draw:layer="backgroundobjects" svg:width="6.741cm" svg:height="5.055cm" svg:x="10.593cm" svg:y="4.526cm" draw:page-number="2"/>
      <draw:page-thumbnail draw:layer="backgroundobjects" svg:width="6.741cm" svg:height="5.055cm" svg:x="1.926cm" svg:y="16.068cm" draw:page-number="3"/>
      <draw:page-thumbnail draw:layer="backgroundobjects" svg:width="6.741cm" svg:height="5.055cm" svg:x="10.593cm" svg:y="16.068cm" draw:page-number="4"/>
    </style:handout-master>
    <style:master-page style:name="Standard_5f_white" style:display-name="Standard_white" style:page-layout-name="PM1" draw:style-name="dp32">
      <draw:frame presentation:style-name="pr42" draw:text-style-name="P36" draw:layer="backgroundobjects" svg:width="8.4cm" svg:height="1.009cm" svg:x="2.058cm" svg:y="19.551cm" presentation:class="date-time">
        <draw:text-box>
          <text:p text:style-name="P41"><presentation:date-time/></text:p>
        </draw:text-box>
      </draw:frame>
      <draw:frame presentation:style-name="Standard_5f_white-title" draw:layer="backgroundobjects" svg:width="23.311cm" svg:height="1.332cm" svg:x="1.023cm" svg:y="0.997cm" presentation:class="title" presentation:placeholder="true">
        <draw:text-box/>
      </draw:frame>
      <draw:frame presentation:style-name="Standard_5f_white-outline1" draw:layer="backgroundobjects" svg:width="23.32cm" svg:height="14.372cm" svg:x="1.023cm" svg:y="3.175cm" presentation:class="outline" presentation:placeholder="true">
        <draw:text-box/>
      </draw:frame>
      <draw:frame draw:style-name="gr45" draw:text-style-name="P46" draw:layer="backgroundobjects" svg:width="11.638cm" svg:height="0.652cm" svg:x="12.7cm" svg:y="18.058cm">
        <draw:text-box>
          <text:p text:style-name="P43"><text:span text:style-name="T44"><text:tab/></text:span><text:span text:style-name="T44">© 2009 IBM Corporation and others</text:span></text:p>
        </draw:text-box>
      </draw:frame>
      <draw:frame presentation:style-name="pr49" draw:text-style-name="P36" draw:layer="backgroundobjects" svg:width="14.566cm" svg:height="0.34cm" svg:x="2.011cm" svg:y="18.111cm" presentation:class="footer" presentation:user-transformed="true">
        <draw:text-box>
          <text:p text:style-name="P47"><text:span text:style-name="T48">Eclipse e4 – Notes from working session January 13, 2009</text:span></text:p>
        </draw:text-box>
      </draw:frame>
      <draw:frame presentation:style-name="pr49" draw:text-style-name="P36" draw:layer="backgroundobjects" svg:width="5.293cm" svg:height="0.468cm" svg:x="1.036cm" svg:y="17.992cm" presentation:class="page-number" presentation:user-transformed="true">
        <draw:text-box/>
      </draw:frame>
      <presentation:notes style:page-layout-name="PM0">
        <draw:frame presentation:style-name="pr51" draw:text-style-name="P36" draw:layer="backgroundobjects" svg:width="8.349cm" svg:height="1.284cm" svg:x="0cm" svg:y="0cm" presentation:class="header" presentation:user-transformed="true">
          <draw:text-box>
            <text:p text:style-name="P33"><text:span text:style-name="T50"><presentation:header/></text:span></text:p>
          </draw:text-box>
        </draw:frame>
        <draw:frame presentation:style-name="pr52" draw:text-style-name="P36" draw:layer="backgroundobjects" svg:width="8.348cm" svg:height="1.284cm" svg:x="10.91cm" svg:y="0cm" presentation:class="date-time" presentation:user-transformed="true">
          <draw:text-box>
            <text:p text:style-name="P37"><text:span text:style-name="T50"><presentation:date-time/></text:span></text:p>
          </draw:text-box>
        </draw:frame>
        <draw:page-thumbnail presentation:style-name="Standard_5f_white-title" draw:layer="backgroundobjects" svg:width="12.824cm" svg:height="9.618cm" svg:x="3.228cm" svg:y="1.923cm" presentation:class="page"/>
        <draw:frame presentation:style-name="Standard_5f_white-notes" draw:layer="backgroundobjects" svg:width="15.409cm" svg:height="11.541cm" svg:x="1.927cm" svg:y="12.184cm" presentation:class="notes" presentation:placeholder="true">
          <draw:text-box/>
        </draw:frame>
        <draw:frame presentation:style-name="pr53" draw:text-style-name="P36" draw:layer="backgroundobjects" svg:width="8.349cm" svg:height="1.285cm" svg:x="0cm" svg:y="24.359cm" presentation:class="footer" presentation:user-transformed="true">
          <draw:text-box>
            <text:p text:style-name="P33"><text:span text:style-name="T50"><presentation:footer/></text:span></text:p>
          </draw:text-box>
        </draw:frame>
        <draw:frame presentation:style-name="pr54" draw:text-style-name="P36" draw:layer="backgroundobjects" svg:width="8.348cm" svg:height="1.285cm" svg:x="10.91cm" svg:y="24.359cm" presentation:class="page-number" presentation:user-transformed="true">
          <draw:text-box>
            <text:p text:style-name="P37"><text:span text:style-name="T50"><text:page-number>Number Field</text:page-number></text:span></text:p>
          </draw:text-box>
        </draw:frame>
      </presentation:notes>
    </style:master-page>
    <style:master-page style:name="Standard_5f_white_5f_Title" style:display-name="Standard_white_Title" style:page-layout-name="PM1" draw:style-name="dp32">
      <draw:frame presentation:style-name="Standard_5f_white_5f_Title-title" draw:layer="backgroundobjects" svg:width="23.288cm" svg:height="3.741cm" svg:x="0.997cm" svg:y="5.481cm" presentation:class="title" presentation:placeholder="true">
        <draw:text-box/>
      </draw:frame>
      <presentation:notes style:page-layout-name="PM0">
        <draw:frame presentation:style-name="pr55" draw:text-style-name="P36" draw:layer="backgroundobjects" svg:width="8.349cm" svg:height="1.284cm" svg:x="0cm" svg:y="0cm" presentation:class="header" presentation:user-transformed="true">
          <draw:text-box>
            <text:p text:style-name="P33"><text:span text:style-name="T50"><presentation:header/></text:span></text:p>
          </draw:text-box>
        </draw:frame>
        <draw:frame presentation:style-name="pr56" draw:text-style-name="P36" draw:layer="backgroundobjects" svg:width="8.348cm" svg:height="1.284cm" svg:x="10.91cm" svg:y="0cm" presentation:class="date-time" presentation:user-transformed="true">
          <draw:text-box>
            <text:p text:style-name="P37"><text:span text:style-name="T50"><presentation:date-time/></text:span></text:p>
          </draw:text-box>
        </draw:frame>
        <draw:page-thumbnail presentation:style-name="Standard_5f_white_5f_Title-title" draw:layer="backgroundobjects" svg:width="12.824cm" svg:height="9.618cm" svg:x="3.228cm" svg:y="1.923cm" presentation:class="page"/>
        <draw:frame presentation:style-name="Standard_5f_white_5f_Title-notes" draw:layer="backgroundobjects" svg:width="15.409cm" svg:height="11.541cm" svg:x="1.927cm" svg:y="12.184cm" presentation:class="notes" presentation:placeholder="true" presentation:user-transformed="true">
          <draw:text-box/>
        </draw:frame>
        <draw:frame presentation:style-name="pr57" draw:text-style-name="P36" draw:layer="backgroundobjects" svg:width="8.349cm" svg:height="1.285cm" svg:x="0cm" svg:y="24.359cm" presentation:class="footer" presentation:user-transformed="true">
          <draw:text-box>
            <text:p text:style-name="P33"><text:span text:style-name="T50"><presentation:footer/></text:span></text:p>
          </draw:text-box>
        </draw:frame>
        <draw:frame presentation:style-name="pr58" draw:text-style-name="P36" draw:layer="backgroundobjects" svg:width="8.348cm" svg:height="1.285cm" svg:x="10.91cm" svg:y="24.359cm" presentation:class="page-number" presentation:user-transformed="true">
          <draw:text-box>
            <text:p text:style-name="P37"><text:span text:style-name="T5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81031.1700/Win32</meta:generator>
    <dc:title>PCO/PFA Review</dc:title>
    <!--645(Build:8693)-->
    <dc:title>PCO/PFA Review</dc:title>
    <meta:initial-creator>Erin Kaegi</meta:initial-creator>
    <meta:creation-date>2007-09-13T08:03:56</meta:creation-date>
    <dc:creator>jarthorn</dc:creator>
    <dc:date>2009-01-14T17:36:41</dc:date>
    <meta:print-date>2009-01-14T17:33:39</meta:print-date>
    <dc:language>en-US</dc:language>
    <meta:editing-cycles>201</meta:editing-cycles>
    <meta:editing-duration>PT6H35M2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11.219cm"/>
    </style:style>
    <style:style style:name="co2" style:family="table-column">
      <style:table-column-properties fo:break-before="auto" style:column-width="12.1cm"/>
    </style:style>
    <style:style style:name="ro1" style:family="table-row">
      <style:table-row-properties fo:break-before="auto" style:row-height="1.09cm" style:use-optimal-row-height="false"/>
    </style:style>
    <style:style style:name="ro2" style:family="table-row">
      <style:table-row-properties fo:break-before="auto" style:row-height="1.733cm" style:use-optimal-row-height="false"/>
    </style:style>
    <style:style style:name="ro3" style:family="table-row">
      <style:table-row-properties fo:break-before="auto" style:row-height="3.223cm" style:use-optimal-row-height="false"/>
    </style:style>
    <style:style style:name="ro4" style:family="table-row">
      <style:table-row-properties fo:break-before="auto" style:row-height="2.579cm" style:use-optimal-row-height="false"/>
    </style:style>
    <style:style style:name="ce1" style:family="table-cell" style:parent-style-name="Default">
      <style:table-cell-properties fo:border-left="0.025cm solid #000066" fo:border-top="0.025cm solid #000066" fo:border-right="0.025cm solid #ffffff" fo:border-bottom="0.025cm solid #000066" fo:padding-left="0.381cm" fo:padding-top="0cm" fo:padding-right="0cm" fo:padding-bottom="0cm" fo:background-color="#003399" draw:fill="solid" style:shadow="#000000 0cm 0cm" style:vertical-align="middle" style:writing-mode="lr-tb"/>
      <style:paragraph-properties fo:margin-left="0cm" fo:margin-right="0cm" fo:line-height="100%" text:enable-numbering="false" fo:text-indent="0cm" fo:border="0.025cm solid #000066" fo:border-left="0.025cm solid #000066" fo:border-right="0.025cm solid #ffffff" fo:border-top="0.025cm solid #000066" fo:border-bottom="0.025cm solid #000066" style:writing-mode="lr-tb"/>
      <style:text-properties fo:font-size="36pt" style:font-size-asian="18pt" style:font-size-complex="18pt"/>
    </style:style>
    <style:style style:name="ce2" style:family="table-cell" style:parent-style-name="Default">
      <style:table-cell-properties fo:border-left="0.025cm solid #ffffff" fo:border-top="0.025cm solid #000066" fo:border-right="0.025cm solid #000066" fo:border-bottom="0.025cm solid #000066" fo:padding-left="0.381cm" fo:padding-top="0cm" fo:padding-right="0cm" fo:padding-bottom="0cm" fo:background-color="#003399" draw:fill="solid" style:shadow="#000000 0cm 0cm" style:vertical-align="middle" style:writing-mode="lr-tb"/>
      <style:paragraph-properties fo:margin-left="0cm" fo:margin-right="0cm" fo:line-height="100%" text:enable-numbering="false" fo:text-indent="0cm" fo:border="0.025cm solid #ffffff" fo:border-left="0.025cm solid #ffffff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ce3" style:family="table-cell" style:parent-style-name="Default">
      <style:table-cell-properties fo:border="0.025cm solid #000066" fo:padding-left="0.381cm" fo:padding-top="0.127cm" fo:padding-right="0.127cm" fo:padding-bottom="0.127cm" fo:background-color="#e5e5cc" draw:fill="solid" style:shadow="#000000 0cm 0cm" style:vertical-align="middle" style:writing-mode="lr-tb"/>
      <style:paragraph-properties fo:margin-left="0cm" fo:margin-right="0cm" fo:line-height="100%" text:enable-numbering="true" fo:text-indent="0cm" fo:border="0.025cm solid #000066" fo:border-left="0.025cm solid #000066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ce4" style:family="table-cell" style:parent-style-name="Default">
      <style:table-cell-properties fo:border="0.025cm solid #000066" fo:padding-left="0.381cm" fo:padding-top="0.127cm" fo:padding-right="0.127cm" fo:padding-bottom="0.127cm" fo:background-color="#e5e5cc" draw:fill="solid" style:shadow="#000000 0cm 0cm" style:vertical-align="middle" style:writing-mode="lr-tb"/>
      <style:paragraph-properties fo:margin-left="0.317cm" fo:margin-right="0cm" fo:line-height="100%" text:enable-numbering="true" fo:text-indent="-0.317cm" fo:border="0.025cm solid #000066" fo:border-left="0.025cm solid #000066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P1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2" style:family="paragraph">
      <style:paragraph-properties fo:margin-left="0cm" fo:margin-right="0cm" fo:line-height="100%" text:enable-numbering="true" fo:text-indent="0cm"/>
      <style:text-properties fo:font-size="36pt" style:font-size-asian="18pt" style:font-size-complex="18pt"/>
    </style:style>
    <style:style style:name="P3" style:family="paragraph">
      <style:paragraph-properties fo:margin-left="0.317cm" fo:margin-right="0cm" fo:line-height="100%" text:enable-numbering="true" fo:text-indent="-0.317cm"/>
      <style:text-properties fo:font-size="36pt" style:font-size-asian="18pt" style:font-size-complex="18pt"/>
    </style:style>
    <style:style style:name="T1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fo:font-weight="bold" style:font-size-asian="10pt" style:font-style-asian="normal" style:font-weight-asian="bold" style:font-size-complex="10pt" style:font-style-complex="normal" style:font-weight-complex="bold" style:font-relief="none"/>
    </style:style>
    <style:style style:name="T2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fo:font-weight="normal" style:font-size-asian="10pt" style:font-style-asian="normal" style:font-weight-asian="normal" style:font-size-complex="10pt" style:font-style-complex="normal" style:font-weight-complex="normal" style:font-relief="none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5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>Objectives of e4</text:span></text:p>
          </table:table-cell>
          <table:table-cell table:style-name="ce2">
            <text:p text:style-name="P1"><text:span text:style-name="T1">Benefits</text:span></text:p>
          </table:table-cell>
        </table:table-row>
        <table:table-row table:style-name="ro2">
          <table:table-cell table:style-name="ce3">
            <text:list text:style-name="L2">
              <text:list-item>
                <text:p text:style-name="P2"><text:span text:style-name="T2">Simplify the Eclipse programming model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reduce development and maintenance costs</text:span></text:p>
              </text:list-item>
            </text:list>
            <text:list text:style-name="L3">
              <text:list-item>
                <text:p text:style-name="P3"><text:span text:style-name="T2">enable a larger developer community to leverage the platform in their own Eclipse-based applications</text:span></text:p>
              </text:list-item>
            </text:list>
          </table:table-cell>
        </table:table-row>
        <table:table-row table:style-name="ro3">
          <table:table-cell table:style-name="ce3">
            <text:list text:style-name="L4">
              <text:list-item>
                <text:p text:style-name="P2"><text:span text:style-name="T2">Enable the platform for use on emerging web-based runtime technologies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ensure the platform remains a compelling and viable application framework in a rapidly changing web technology landscape</text:span></text:p>
              </text:list-item>
            </text:list>
            <text:list text:style-name="L3">
              <text:list-item>
                <text:p text:style-name="P3"><text:span text:style-name="T2">allow e4-based applications to leverage powerful new runtime technologies, while remaining insulated from specific technology choices that may quickly become obsolete</text:span></text:p>
              </text:list-item>
            </text:list>
          </table:table-cell>
        </table:table-row>
        <table:table-row table:style-name="ro4">
          <table:table-cell table:style-name="ce3">
            <text:list text:style-name="L5">
              <text:list-item>
                <text:p text:style-name="P2"><text:span text:style-name="T2">Broaden participation in development of the platform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reduce the risks associated with building on a platform largely funded from a single source </text:span></text:p>
              </text:list-item>
            </text:list>
            <text:list text:style-name="L3">
              <text:list-item>
                <text:p text:style-name="P3"><text:span text:style-name="T2">ensure the platform remains vibrant and viable over the long term by attracting a large and diverse group of commercial backers</text:span></text:p>
              </text:list-item>
            </text:list>
          </table:table-cell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